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 svg:font-family="Montserrat, Tahoma, Meiryo, arial, sans-serif"/>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contri" style:family="table">
      <style:table-properties style:width="17cm" table:align="margins"/>
    </style:style>
    <style:style style:name="Scontri.A" style:family="table-column">
      <style:table-column-properties style:column-width="1.905cm" style:rel-column-width="1080*"/>
    </style:style>
    <style:style style:name="Scontri.B" style:family="table-column">
      <style:table-column-properties style:column-width="3.193cm" style:rel-column-width="1810*"/>
    </style:style>
    <style:style style:name="Scontri.C" style:family="table-column">
      <style:table-column-properties style:column-width="2.999cm" style:rel-column-width="1700*"/>
    </style:style>
    <style:style style:name="Scontri.D" style:family="table-column">
      <style:table-column-properties style:column-width="2.399cm" style:rel-column-width="1360*"/>
    </style:style>
    <style:style style:name="Scontri.E" style:family="table-column">
      <style:table-column-properties style:column-width="2.505cm" style:rel-column-width="1420*"/>
    </style:style>
    <style:style style:name="Scontri.F" style:family="table-column">
      <style:table-column-properties style:column-width="4.001cm" style:rel-column-width="2268*"/>
    </style:style>
    <style:style style:name="Scontri.A1" style:family="table-cell">
      <style:table-cell-properties fo:padding="0.097cm" fo:border-left="0.05pt solid #000000" fo:border-right="none" fo:border-top="0.05pt solid #000000" fo:border-bottom="0.05pt solid #000000"/>
    </style:style>
    <style:style style:name="Scontri.F1" style:family="table-cell">
      <style:table-cell-properties fo:padding="0.097cm" fo:border="0.05pt solid #000000"/>
    </style:style>
    <style:style style:name="Scontri.A2" style:family="table-cell">
      <style:table-cell-properties fo:padding="0.097cm" fo:border-left="0.05pt solid #000000" fo:border-right="none" fo:border-top="none" fo:border-bottom="0.05pt solid #000000"/>
    </style:style>
    <style:style style:name="Scontri.F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normal" style:font-weight-asian="normal" style:font-weight-complex="normal"/>
    </style:style>
    <style:style style:name="P3" style:family="paragraph" style:parent-style-name="Table_20_Contents">
      <style:text-properties officeooo:rsid="00183d40" officeooo:paragraph-rsid="00183d40"/>
    </style:style>
    <style:style style:name="P4" style:family="paragraph" style:parent-style-name="Table_20_Contents">
      <style:text-properties officeooo:paragraph-rsid="00183d40"/>
    </style:style>
    <style:style style:name="P5" style:family="paragraph" style:parent-style-name="Table_20_Contents">
      <style:text-properties fo:font-weight="normal" officeooo:paragraph-rsid="00183d40" style:font-weight-asian="normal" style:font-weight-complex="normal"/>
    </style:style>
    <style:style style:name="P6" style:family="paragraph" style:parent-style-name="Table_20_Contents">
      <style:text-properties fo:font-weight="normal" officeooo:rsid="0021086c" officeooo:paragraph-rsid="0021086c" style:font-weight-asian="normal" style:font-weight-complex="normal"/>
    </style:style>
    <style:style style:name="P7" style:family="paragraph" style:parent-style-name="Table_20_Contents">
      <style:text-properties fo:font-weight="normal" officeooo:rsid="0021f2ad" officeooo:paragraph-rsid="0023a966" style:font-weight-asian="normal" style:font-weight-complex="normal"/>
    </style:style>
    <style:style style:name="P8" style:family="paragraph" style:parent-style-name="Table_20_Contents">
      <style:text-properties fo:font-weight="normal" officeooo:rsid="0023a966" officeooo:paragraph-rsid="0023a966" style:font-weight-asian="normal" style:font-weight-complex="normal"/>
    </style:style>
    <style:style style:name="P9" style:family="paragraph" style:parent-style-name="Table_20_Contents">
      <style:text-properties fo:font-weight="bold" officeooo:rsid="00183d40" officeooo:paragraph-rsid="00183d40" style:font-weight-asian="bold" style:font-weight-complex="bold"/>
    </style:style>
    <style:style style:name="P10" style:family="paragraph" style:parent-style-name="Table_20_Contents">
      <style:text-properties fo:font-weight="bold" officeooo:rsid="001912ba" officeooo:paragraph-rsid="001912ba" style:font-weight-asian="bold" style:font-weight-complex="bold"/>
    </style:style>
    <style:style style:name="P11" style:family="paragraph" style:parent-style-name="Table_20_Contents">
      <style:text-properties fo:font-weight="bold" officeooo:rsid="00249ea1" officeooo:paragraph-rsid="00249ea1" style:font-weight-asian="bold" style:font-weight-complex="bold"/>
    </style:style>
    <style:style style:name="P12" style:family="paragraph" style:parent-style-name="Table_20_Contents">
      <style:text-properties officeooo:rsid="0021086c" officeooo:paragraph-rsid="0021086c"/>
    </style:style>
    <style:style style:name="P13" style:family="paragraph" style:parent-style-name="Table_20_Contents">
      <style:text-properties officeooo:rsid="0021f2ad" officeooo:paragraph-rsid="0021f2ad"/>
    </style:style>
    <style:style style:name="P14" style:family="paragraph" style:parent-style-name="Table_20_Contents">
      <style:text-properties officeooo:rsid="0021f2ad" officeooo:paragraph-rsid="0023a966"/>
    </style:style>
    <style:style style:name="P15" style:family="paragraph" style:parent-style-name="Table_20_Contents">
      <style:text-properties officeooo:rsid="0023a966" officeooo:paragraph-rsid="0023a966"/>
    </style:style>
    <style:style style:name="P16" style:family="paragraph" style:parent-style-name="Table_20_Contents">
      <style:text-properties officeooo:rsid="0023a966" officeooo:paragraph-rsid="00249ea1"/>
    </style:style>
    <style:style style:name="P17" style:family="paragraph" style:parent-style-name="Table_20_Contents">
      <style:text-properties officeooo:rsid="0023a966" officeooo:paragraph-rsid="0025465d"/>
    </style:style>
    <style:style style:name="P18" style:family="paragraph" style:parent-style-name="Table_20_Contents">
      <style:text-properties officeooo:paragraph-rsid="0026d686"/>
    </style:style>
    <style:style style:name="P19" style:family="paragraph" style:parent-style-name="Standard">
      <style:text-properties officeooo:rsid="001b45b2" officeooo:paragraph-rsid="001da7aa"/>
    </style:style>
    <style:style style:name="P20" style:family="paragraph" style:parent-style-name="Standard">
      <style:text-properties officeooo:paragraph-rsid="001b45b2"/>
    </style:style>
    <style:style style:name="P21" style:family="paragraph" style:parent-style-name="Standard">
      <style:text-properties officeooo:paragraph-rsid="001da7aa"/>
    </style:style>
    <style:style style:name="T1" style:family="text">
      <style:text-properties officeooo:rsid="00183d40"/>
    </style:style>
    <style:style style:name="T2" style:family="text">
      <style:text-properties fo:font-weight="normal" officeooo:rsid="00183d40" style:font-weight-asian="normal" style:font-weight-complex="normal"/>
    </style:style>
    <style:style style:name="T3" style:family="text">
      <style:text-properties fo:font-weight="normal" officeooo:rsid="0023a966" style:font-weight-asian="normal" style:font-weight-complex="normal"/>
    </style:style>
    <style:style style:name="T4" style:family="text">
      <style:text-properties officeooo:rsid="001b45b2"/>
    </style:style>
    <style:style style:name="T5" style:family="text">
      <style:text-properties officeooo:rsid="001da7aa"/>
    </style:style>
    <style:style style:name="T6" style:family="text">
      <style:text-properties officeooo:rsid="001eeedc"/>
    </style:style>
    <style:style style:name="T7" style:family="text">
      <style:text-properties officeooo:rsid="001f99af"/>
    </style:style>
    <style:style style:name="T8" style:family="text">
      <style:text-properties officeooo:rsid="0021086c"/>
    </style:style>
    <style:style style:name="T9" style:family="text">
      <style:text-properties officeooo:rsid="0021f2ad"/>
    </style:style>
    <style:style style:name="T10" style:family="text">
      <style:text-properties officeooo:rsid="0023a966"/>
    </style:style>
    <style:style style:name="T11" style:family="text">
      <style:text-properties officeooo:rsid="00249ea1"/>
    </style:style>
    <style:style style:name="T12" style:family="text">
      <style:text-properties officeooo:rsid="0025465d"/>
    </style:style>
    <style:style style:name="T13" style:family="text">
      <style:text-properties fo:color="#000000" style:font-name="Calibri" fo:font-size="11pt" style:font-size-asian="11pt"/>
    </style:style>
    <style:style style:name="T14" style:family="text">
      <style:text-properties officeooo:rsid="0026d686"/>
    </style:style>
    <style:style style:name="T15" style:family="text">
      <style:text-properties officeooo:rsid="00271c4a"/>
    </style:style>
    <style:style style:name="fr1" style:family="graphic" style:parent-style-name="Formula">
      <style:graphic-properties style:vertical-pos="from-top"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Scontri" table:style-name="Scontri">
        <table:table-column table:style-name="Scontri.A"/>
        <table:table-column table:style-name="Scontri.B"/>
        <table:table-column table:style-name="Scontri.C"/>
        <table:table-column table:style-name="Scontri.D"/>
        <table:table-column table:style-name="Scontri.E"/>
        <table:table-column table:style-name="Scontri.F"/>
        <table:table-row>
          <table:table-cell table:style-name="Scontri.A1" office:value-type="string">
            <text:p text:style-name="P1">Map</text:p>
          </table:table-cell>
          <table:table-cell table:style-name="Scontri.A1" office:value-type="string">
            <text:p text:style-name="P11">Room</text:p>
          </table:table-cell>
          <table:table-cell table:style-name="Scontri.A1" office:value-type="string">
            <text:p text:style-name="P11">Enemies</text:p>
          </table:table-cell>
          <table:table-cell table:style-name="Scontri.A1" office:value-type="string">
            <text:p text:style-name="P9">Damage* to the team**</text:p>
          </table:table-cell>
          <table:table-cell table:style-name="Scontri.A1" office:value-type="string">
            <text:p text:style-name="P9">Damage* <text:span text:style-name="T9">of</text:span> the team ***</text:p>
          </table:table-cell>
          <table:table-cell table:style-name="Scontri.F1" office:value-type="string">
            <text:p text:style-name="P10">Difficulty****</text:p>
          </table:table-cell>
        </table:table-row>
        <table:table-row>
          <table:table-cell table:style-name="Scontri.A2" office:value-type="string">
            <text:p text:style-name="Table_20_Contents">Tavern</text:p>
          </table:table-cell>
          <table:table-cell table:style-name="Scontri.A2" office:value-type="string">
            <text:p text:style-name="Table_20_Contents">Main Room</text:p>
          </table:table-cell>
          <table:table-cell table:style-name="Scontri.A2" office:value-type="string">
            <text:p text:style-name="P4"><text:span text:style-name="T3">15 civil</text:span></text:p>
          </table:table-cell>
          <table:table-cell table:style-name="Scontri.A2" office:value-type="string">
            <text:p text:style-name="P12">1<text:span text:style-name="T10">9.5</text:span></text:p>
          </table:table-cell>
          <table:table-cell table:style-name="Scontri.A2" office:value-type="string">
            <text:p text:style-name="P15">25.8</text:p>
          </table:table-cell>
          <table:table-cell table:style-name="Scontri.F2" office:value-type="string">
            <text:p text:style-name="P15"><text:span text:style-name="T11">0,172 – 0,125 = </text:span><text:span text:style-name="T13">0,047</text:span></text:p>
          </table:table-cell>
        </table:table-row>
        <table:table-row>
          <table:table-cell table:style-name="Scontri.A2" office:value-type="string">
            <text:p text:style-name="P3">Armory</text:p>
          </table:table-cell>
          <table:table-cell table:style-name="Scontri.A2" office:value-type="string">
            <text:p text:style-name="Table_20_Contents">Entra<text:span text:style-name="T1">nce</text:span></text:p>
          </table:table-cell>
          <table:table-cell table:style-name="Scontri.A2" office:value-type="string">
            <text:p text:style-name="P4">3 <text:span text:style-name="T2">soldier</text:span></text:p>
          </table:table-cell>
          <table:table-cell table:style-name="Scontri.A2" office:value-type="string">
            <text:p text:style-name="P12">9</text:p>
          </table:table-cell>
          <table:table-cell table:style-name="Scontri.A2" office:value-type="string">
            <text:p text:style-name="P14">24,57</text:p>
          </table:table-cell>
          <table:table-cell table:style-name="Scontri.F2" office:value-type="string">
            <text:p text:style-name="P15"><text:span text:style-name="T11">0,255 – 0,057 = </text:span><text:span text:style-name="T13">0,198</text:span></text:p>
          </table:table-cell>
        </table:table-row>
        <table:table-row>
          <table:table-cell table:style-name="Scontri.A2" office:value-type="string">
            <text:p text:style-name="P3">Armory</text:p>
          </table:table-cell>
          <table:table-cell table:style-name="Scontri.A2" office:value-type="string">
            <text:p text:style-name="Table_20_Contents">Corrido<text:span text:style-name="T1">r</text:span></text:p>
          </table:table-cell>
          <table:table-cell table:style-name="Scontri.A2" office:value-type="string">
            <text:p text:style-name="P4">2 <text:span text:style-name="T2">soldier</text:span></text:p>
          </table:table-cell>
          <table:table-cell table:style-name="Scontri.A2" office:value-type="string">
            <text:p text:style-name="P12">6</text:p>
          </table:table-cell>
          <table:table-cell table:style-name="Scontri.A2" office:value-type="string">
            <text:p text:style-name="P14">24,57</text:p>
          </table:table-cell>
          <table:table-cell table:style-name="Scontri.F2" office:value-type="string">
            <text:p text:style-name="P15"><text:span text:style-name="T11">0,383 – 0,038 = </text:span><text:span text:style-name="T13">0,345</text:span></text:p>
          </table:table-cell>
        </table:table-row>
        <table:table-row>
          <table:table-cell table:style-name="Scontri.A2" office:value-type="string">
            <text:p text:style-name="P3">Armory</text:p>
          </table:table-cell>
          <table:table-cell table:style-name="Scontri.A2" office:value-type="string">
            <text:p text:style-name="P3">Forge</text:p>
          </table:table-cell>
          <table:table-cell table:style-name="Scontri.A2" office:value-type="string">
            <text:p text:style-name="P4">2 <text:span text:style-name="T2">soldier</text:span></text:p>
          </table:table-cell>
          <table:table-cell table:style-name="Scontri.A2" office:value-type="string">
            <text:p text:style-name="P12">6</text:p>
          </table:table-cell>
          <table:table-cell table:style-name="Scontri.A2" office:value-type="string">
            <text:p text:style-name="P13">24,57</text:p>
          </table:table-cell>
          <table:table-cell table:style-name="Scontri.F2" office:value-type="string">
            <text:p text:style-name="P16"><text:span text:style-name="T11">0,383 – 0,038 = </text:span><text:span text:style-name="T13">0,345</text:span></text:p>
          </table:table-cell>
        </table:table-row>
        <table:table-row>
          <table:table-cell table:style-name="Scontri.A2" office:value-type="string">
            <text:p text:style-name="P3">Sewers</text:p>
          </table:table-cell>
          <table:table-cell table:style-name="Scontri.A2" office:value-type="string">
            <text:p text:style-name="P3">Rat’s nest</text:p>
          </table:table-cell>
          <table:table-cell table:style-name="Scontri.A2" office:value-type="string">
            <text:p text:style-name="P3">20 rats</text:p>
          </table:table-cell>
          <table:table-cell table:style-name="Scontri.A2" office:value-type="string">
            <text:p text:style-name="P12">31</text:p>
          </table:table-cell>
          <table:table-cell table:style-name="Scontri.A2" office:value-type="string">
            <text:p text:style-name="P13">23,35</text:p>
          </table:table-cell>
          <table:table-cell table:style-name="Scontri.F2" office:value-type="string">
            <text:p text:style-name="P15"><text:span text:style-name="T11">0,083 – 0,198 = </text:span><text:span text:style-name="T13">-0,115</text:span></text:p>
          </table:table-cell>
        </table:table-row>
        <table:table-row>
          <table:table-cell table:style-name="Scontri.A2" office:value-type="string">
            <text:p text:style-name="P3">Sewers</text:p>
          </table:table-cell>
          <table:table-cell table:style-name="Scontri.A2" office:value-type="string">
            <text:p text:style-name="P3">Large basin</text:p>
          </table:table-cell>
          <table:table-cell table:style-name="Scontri.A2" office:value-type="string">
            <text:p text:style-name="P3">1 mud monster</text:p>
          </table:table-cell>
          <table:table-cell table:style-name="Scontri.A2" office:value-type="string">
            <text:p text:style-name="P12">34,2*****</text:p>
          </table:table-cell>
          <table:table-cell table:style-name="Scontri.A2" office:value-type="string">
            <text:p text:style-name="P14">24,57</text:p>
          </table:table-cell>
          <table:table-cell table:style-name="Scontri.F2" office:value-type="string">
            <text:p text:style-name="P15"><text:span text:style-name="T11">0,245 – 0,219 = </text:span><text:span text:style-name="T13">0,026</text:span></text:p>
          </table:table-cell>
        </table:table-row>
        <table:table-row>
          <table:table-cell table:style-name="Scontri.A2" office:value-type="string">
            <text:p text:style-name="P5">Pri<text:span text:style-name="T1">son</text:span></text:p>
          </table:table-cell>
          <table:table-cell table:style-name="Scontri.A2" office:value-type="string">
            <text:p text:style-name="P2">Entra<text:span text:style-name="T1">nce</text:span></text:p>
          </table:table-cell>
          <table:table-cell table:style-name="Scontri.A2" office:value-type="string">
            <text:p text:style-name="P2">1 <text:span text:style-name="T1">soldier</text:span></text:p>
          </table:table-cell>
          <table:table-cell table:style-name="Scontri.A2" office:value-type="string">
            <text:p text:style-name="P6">3</text:p>
          </table:table-cell>
          <table:table-cell table:style-name="Scontri.A2" office:value-type="string">
            <text:p text:style-name="P7">24,57</text:p>
          </table:table-cell>
          <table:table-cell table:style-name="Scontri.F2" office:value-type="string">
            <text:p text:style-name="P8"><text:span text:style-name="T11">0,767 – </text:span>0,019 <text:span text:style-name="T14">= </text:span><text:span text:style-name="T13">0,748</text:span></text:p>
          </table:table-cell>
        </table:table-row>
        <table:table-row>
          <table:table-cell table:style-name="Scontri.A2" office:value-type="string">
            <text:p text:style-name="P4">Pri<text:span text:style-name="T1">son</text:span></text:p>
          </table:table-cell>
          <table:table-cell table:style-name="Scontri.A2" office:value-type="string">
            <text:p text:style-name="P4"><text:span text:style-name="T1">G</text:span>uard <text:span text:style-name="T1">post </text:span>1</text:p>
          </table:table-cell>
          <table:table-cell table:style-name="Scontri.A2" office:value-type="string">
            <text:p text:style-name="P4">3 <text:span text:style-name="T2">soldier</text:span>, 1 mud spammer</text:p>
          </table:table-cell>
          <table:table-cell table:style-name="Scontri.A2" office:value-type="string">
            <text:p text:style-name="P12">12,35</text:p>
          </table:table-cell>
          <table:table-cell table:style-name="Scontri.A2" office:value-type="string">
            <text:p text:style-name="P14">24,57</text:p>
          </table:table-cell>
          <table:table-cell table:style-name="Scontri.F2" office:value-type="string">
            <text:p text:style-name="P18"><text:span text:style-name="T12">0,195 – 0,079 = </text:span><text:span text:style-name="T13">0,116</text:span><text:span text:style-name="T10"> </text:span></text:p>
          </table:table-cell>
        </table:table-row>
        <table:table-row>
          <table:table-cell table:style-name="Scontri.A2" office:value-type="string">
            <text:p text:style-name="P4">Pri<text:span text:style-name="T1">son</text:span></text:p>
          </table:table-cell>
          <table:table-cell table:style-name="Scontri.A2" office:value-type="string">
            <text:p text:style-name="P4"><text:span text:style-name="T1">G</text:span>uard <text:span text:style-name="T1">post </text:span>2</text:p>
          </table:table-cell>
          <table:table-cell table:style-name="Scontri.A2" office:value-type="string">
            <text:p text:style-name="P4">3 <text:span text:style-name="T2">soldier</text:span>, 1 mud spammer</text:p>
          </table:table-cell>
          <table:table-cell table:style-name="Scontri.A2" office:value-type="string">
            <text:p text:style-name="P12">12,35</text:p>
          </table:table-cell>
          <table:table-cell table:style-name="Scontri.A2" office:value-type="string">
            <text:p text:style-name="P14">24,57</text:p>
          </table:table-cell>
          <table:table-cell table:style-name="Scontri.F2" office:value-type="string">
            <text:p text:style-name="P17"><text:span text:style-name="T12">0,195 – 0,079 = </text:span><text:span text:style-name="T13">0,116</text:span></text:p>
          </table:table-cell>
        </table:table-row>
        <table:table-row>
          <table:table-cell table:style-name="Scontri.A2" office:value-type="string">
            <text:p text:style-name="P4">Pri<text:span text:style-name="T1">son</text:span></text:p>
          </table:table-cell>
          <table:table-cell table:style-name="Scontri.A2" office:value-type="string">
            <text:p text:style-name="Table_20_Contents"><text:span text:style-name="T1">G</text:span>uard <text:span text:style-name="T1">post</text:span> 3</text:p>
          </table:table-cell>
          <table:table-cell table:style-name="Scontri.A2" office:value-type="string">
            <text:p text:style-name="P4">4 <text:span text:style-name="T2">soldier</text:span>, 1 mud spammer</text:p>
          </table:table-cell>
          <table:table-cell table:style-name="Scontri.A2" office:value-type="string">
            <text:p text:style-name="P12">15,70</text:p>
          </table:table-cell>
          <table:table-cell table:style-name="Scontri.A2" office:value-type="string">
            <text:p text:style-name="P14">24,57</text:p>
          </table:table-cell>
          <table:table-cell table:style-name="Scontri.F2" office:value-type="string">
            <text:p text:style-name="P15"><text:span text:style-name="T12">0,155 – 0,100 = </text:span><text:span text:style-name="T13">0,055</text:span></text:p>
          </table:table-cell>
        </table:table-row>
        <table:table-row>
          <table:table-cell table:style-name="Scontri.A2" office:value-type="string">
            <text:p text:style-name="Table_20_Contents">Pri<text:span text:style-name="T1">son</text:span></text:p>
          </table:table-cell>
          <table:table-cell table:style-name="Scontri.A2" office:value-type="string">
            <text:p text:style-name="P3">Torture chamber</text:p>
          </table:table-cell>
          <table:table-cell table:style-name="Scontri.A2" office:value-type="string">
            <text:p text:style-name="P4">2 <text:span text:style-name="T2">soldier</text:span></text:p>
          </table:table-cell>
          <table:table-cell table:style-name="Scontri.A2" office:value-type="string">
            <text:p text:style-name="P12">6</text:p>
          </table:table-cell>
          <table:table-cell table:style-name="Scontri.A2" office:value-type="string">
            <text:p text:style-name="P14">24,57</text:p>
          </table:table-cell>
          <table:table-cell table:style-name="Scontri.F2" office:value-type="string">
            <text:p text:style-name="P17"><text:span text:style-name="T11">0,383 – 0,038 = </text:span><text:span text:style-name="T13">0,345</text:span></text:p>
          </table:table-cell>
        </table:table-row>
        <table:table-row>
          <table:table-cell table:style-name="Scontri.A2" office:value-type="string">
            <text:p text:style-name="P4">Cast<text:span text:style-name="T1">le</text:span></text:p>
          </table:table-cell>
          <table:table-cell table:style-name="Scontri.A2" office:value-type="string">
            <text:p text:style-name="Table_20_Contents">Room 3 <text:span text:style-name="T1">right</text:span></text:p>
          </table:table-cell>
          <table:table-cell table:style-name="Scontri.A2" office:value-type="string">
            <text:p text:style-name="P4">1 <text:span text:style-name="T2">soldier</text:span></text:p>
          </table:table-cell>
          <table:table-cell table:style-name="Scontri.A2" office:value-type="string">
            <text:p text:style-name="P12">3</text:p>
          </table:table-cell>
          <table:table-cell table:style-name="Scontri.A2" office:value-type="string">
            <text:p text:style-name="P14">24,57</text:p>
          </table:table-cell>
          <table:table-cell table:style-name="Scontri.F2" office:value-type="string">
            <text:p text:style-name="P8"><text:span text:style-name="T12">0,766 – </text:span>0,019 <text:span text:style-name="T14">= </text:span><text:span text:style-name="T13">0,747</text:span></text:p>
          </table:table-cell>
        </table:table-row>
        <table:table-row>
          <table:table-cell table:style-name="Scontri.A2" office:value-type="string">
            <text:p text:style-name="P4">Cast<text:span text:style-name="T1">le</text:span></text:p>
          </table:table-cell>
          <table:table-cell table:style-name="Scontri.A2" office:value-type="string">
            <text:p text:style-name="Table_20_Contents">Room 3 <text:span text:style-name="T1">left</text:span></text:p>
          </table:table-cell>
          <table:table-cell table:style-name="Scontri.A2" office:value-type="string">
            <text:p text:style-name="Table_20_Contents">2 mud spammer</text:p>
          </table:table-cell>
          <table:table-cell table:style-name="Scontri.A2" office:value-type="string">
            <text:p text:style-name="P12">6,70</text:p>
          </table:table-cell>
          <table:table-cell table:style-name="Scontri.A2" office:value-type="string">
            <text:p text:style-name="P14">24,57</text:p>
          </table:table-cell>
          <table:table-cell table:style-name="Scontri.F2" office:value-type="string">
            <text:p text:style-name="P15"><text:span text:style-name="T12">0,409 – 0,042 = </text:span><text:span text:style-name="T13">0,367</text:span></text:p>
          </table:table-cell>
        </table:table-row>
        <table:table-row>
          <table:table-cell table:style-name="Scontri.A2" office:value-type="string">
            <text:p text:style-name="P4">Cast<text:span text:style-name="T1">le</text:span></text:p>
          </table:table-cell>
          <table:table-cell table:style-name="Scontri.A2" office:value-type="string">
            <text:p text:style-name="Table_20_Contents">Room 8</text:p>
          </table:table-cell>
          <table:table-cell table:style-name="Scontri.A2" office:value-type="string">
            <text:p text:style-name="P4">4 <text:span text:style-name="T2">soldier</text:span></text:p>
          </table:table-cell>
          <table:table-cell table:style-name="Scontri.A2" office:value-type="string">
            <text:p text:style-name="P12">12</text:p>
          </table:table-cell>
          <table:table-cell table:style-name="Scontri.A2" office:value-type="string">
            <text:p text:style-name="P14">24,57</text:p>
          </table:table-cell>
          <table:table-cell table:style-name="Scontri.F2" office:value-type="string">
            <text:p text:style-name="P15"><text:span text:style-name="T12">0,191 – 0,076 = </text:span><text:span text:style-name="T13">0,115</text:span></text:p>
          </table:table-cell>
        </table:table-row>
        <table:table-row>
          <table:table-cell table:style-name="Scontri.A2" office:value-type="string">
            <text:p text:style-name="P4">Cast<text:span text:style-name="T1">le</text:span></text:p>
          </table:table-cell>
          <table:table-cell table:style-name="Scontri.A2" office:value-type="string">
            <text:p text:style-name="Table_20_Contents">Room 9</text:p>
          </table:table-cell>
          <table:table-cell table:style-name="Scontri.A2" office:value-type="string">
            <text:p text:style-name="Table_20_Contents">1 mud spammer</text:p>
          </table:table-cell>
          <table:table-cell table:style-name="Scontri.A2" office:value-type="string">
            <text:p text:style-name="P12">3,35</text:p>
          </table:table-cell>
          <table:table-cell table:style-name="Scontri.A2" office:value-type="string">
            <text:p text:style-name="P14">24,57</text:p>
          </table:table-cell>
          <table:table-cell table:style-name="Scontri.F2" office:value-type="string">
            <text:p text:style-name="P15"><text:span text:style-name="T12">0,819 – 0,021 = </text:span><text:span text:style-name="T13">0,798</text:span></text:p>
          </table:table-cell>
        </table:table-row>
        <table:table-row>
          <table:table-cell table:style-name="Scontri.A2" office:value-type="string">
            <text:p text:style-name="P4">Cast<text:span text:style-name="T1">le</text:span></text:p>
          </table:table-cell>
          <table:table-cell table:style-name="Scontri.A2" office:value-type="string">
            <text:p text:style-name="Table_20_Contents">Room 17</text:p>
          </table:table-cell>
          <table:table-cell table:style-name="Scontri.A2" office:value-type="string">
            <text:p text:style-name="P4">1 <text:span text:style-name="T2">soldier</text:span>, 1 mud spammer</text:p>
          </table:table-cell>
          <table:table-cell table:style-name="Scontri.A2" office:value-type="string">
            <text:p text:style-name="P12">6,35</text:p>
          </table:table-cell>
          <table:table-cell table:style-name="Scontri.A2" office:value-type="string">
            <text:p text:style-name="P14">24,57</text:p>
          </table:table-cell>
          <table:table-cell table:style-name="Scontri.F2" office:value-type="string">
            <text:p text:style-name="P15"><text:span text:style-name="T12">0,396 – 0,040 = </text:span><text:span text:style-name="T13">0,356</text:span></text:p>
          </table:table-cell>
        </table:table-row>
        <table:table-row>
          <table:table-cell table:style-name="Scontri.A2" office:value-type="string">
            <text:p text:style-name="P4">Cast<text:span text:style-name="T1">le</text:span></text:p>
          </table:table-cell>
          <table:table-cell table:style-name="Scontri.A2" office:value-type="string">
            <text:p text:style-name="Table_20_Contents">Room 15</text:p>
          </table:table-cell>
          <table:table-cell table:style-name="Scontri.A2" office:value-type="string">
            <text:p text:style-name="P4">2 <text:span text:style-name="T2">soldier</text:span>, 2 mud spammer</text:p>
          </table:table-cell>
          <table:table-cell table:style-name="Scontri.A2" office:value-type="string">
            <text:p text:style-name="P12">12,70</text:p>
          </table:table-cell>
          <table:table-cell table:style-name="Scontri.A2" office:value-type="string">
            <text:p text:style-name="P14">24,57</text:p>
          </table:table-cell>
          <table:table-cell table:style-name="Scontri.F2" office:value-type="string">
            <text:p text:style-name="P15"><text:span text:style-name="T12">0,198 – 0,081 = </text:span><text:span text:style-name="T13">0,117</text:span></text:p>
          </table:table-cell>
        </table:table-row>
        <table:table-row>
          <table:table-cell table:style-name="Scontri.A2" office:value-type="string">
            <text:p text:style-name="P4">Cast<text:span text:style-name="T1">le</text:span></text:p>
          </table:table-cell>
          <table:table-cell table:style-name="Scontri.A2" office:value-type="string">
            <text:p text:style-name="Table_20_Contents">Room 13</text:p>
          </table:table-cell>
          <table:table-cell table:style-name="Scontri.A2" office:value-type="string">
            <text:p text:style-name="P4">2 <text:span text:style-name="T2">soldier</text:span>, 1 <text:s/>mud spammer</text:p>
          </table:table-cell>
          <table:table-cell table:style-name="Scontri.A2" office:value-type="string">
            <text:p text:style-name="P12">6,35</text:p>
          </table:table-cell>
          <table:table-cell table:style-name="Scontri.A2" office:value-type="string">
            <text:p text:style-name="P14">24,57</text:p>
          </table:table-cell>
          <table:table-cell table:style-name="Scontri.F2" office:value-type="string">
            <text:p text:style-name="P15"><text:span text:style-name="T12">0,261 – 0,040 = </text:span><text:span text:style-name="T13">0,221</text:span></text:p>
          </table:table-cell>
        </table:table-row>
        <table:table-row>
          <table:table-cell table:style-name="Scontri.A2" office:value-type="string">
            <text:p text:style-name="Table_20_Contents">Cast<text:span text:style-name="T1">le</text:span></text:p>
          </table:table-cell>
          <table:table-cell table:style-name="Scontri.A2" office:value-type="string">
            <text:p text:style-name="Table_20_Contents">Room 16</text:p>
          </table:table-cell>
          <table:table-cell table:style-name="Scontri.A2" office:value-type="string">
            <text:p text:style-name="P4"><text:span text:style-name="T8">6</text:span> <text:span text:style-name="T1">e</text:span>lite <text:span text:style-name="T2">soldier</text:span></text:p>
          </table:table-cell>
          <table:table-cell table:style-name="Scontri.A2" office:value-type="string">
            <text:p text:style-name="P12">30,6</text:p>
          </table:table-cell>
          <table:table-cell table:style-name="Scontri.A2" office:value-type="string">
            <text:p text:style-name="P14">24,57</text:p>
          </table:table-cell>
          <table:table-cell table:style-name="Scontri.F2" office:value-type="string">
            <text:p text:style-name="P15"><text:span text:style-name="T12">0,102 – 0,196 = </text:span><text:span text:style-name="T13">-0,094</text:span></text:p>
          </table:table-cell>
        </table:table-row>
      </table:table>
      <text:p text:style-name="Standard"/>
      <text:p text:style-name="P20">*<draw:frame draw:style-name="fr1" draw:name="Oggetto1" text:anchor-type="as-char" svg:y="-0.713cm" svg:width="12.079cm" svg:height="1.139cm" draw:z-index="0"><draw:object xlink:href="./Object 1" xlink:type="simple" xlink:show="embed" xlink:actuate="onLoad"/><draw:image xlink:href="./ObjectReplacements/Object 1" xlink:type="simple" xlink:show="embed" xlink:actuate="onLoad"/></draw:frame></text:p>
      <text:p text:style-name="P19">Where k is the number of combatants <text:span text:style-name="T6">(Team1) </text:span>attack<text:span text:style-name="T5">ing</text:span> while <text:span text:style-name="T7">h</text:span> is the number of possible targets on defense <text:span text:style-name="T6">(Team2)</text:span>. critical and weak attack are balanced having equal probabilities (1/20) and inverse effects</text:p>
      <text:p text:style-name="P19">** sum of the average damage of the enemies multiplied by the <text:span text:style-name="T5">probabilities</text:span> of hitting the different team members (20% to hit each individual member)</text:p>
      <text:p text:style-name="P21"><text:span text:style-name="T4">*** sum of the average damage of the team characters multiplied by their respective probabilities of hitting the different types of enemies. The damages of those who use magic are calculated with arcane missiles, and they are sure to hit. However it is estimated that such characters can not use magic in every turn.</text:span></text:p>
      <text:p text:style-name="Standard">****<draw:frame draw:style-name="fr1" draw:name="Oggetto2" text:anchor-type="as-char" svg:y="-0.66cm" svg:width="8.259cm" svg:height="1.101cm" draw:z-index="1"><draw:object xlink:href="./Object 2" xlink:type="simple" xlink:show="embed" xlink:actuate="onLoad"/><draw:image xlink:href="./ObjectReplacements/Object 2" xlink:type="simple" xlink:show="embed" xlink:actuate="onLoad"/></draw:frame><draw:frame draw:style-name="fr1" draw:name="Oggetto3" text:anchor-type="as-char" svg:y="-0.619cm" svg:width="5.664cm" svg:height="1.007cm" draw:z-index="2"><draw:object xlink:href="./Object 3" xlink:type="simple" xlink:show="embed" xlink:actuate="onLoad"/><draw:image xlink:href="./ObjectReplacements/Object 3" xlink:type="simple" xlink:show="embed" xlink:actuate="onLoad"/></draw:frame></text:p>
      <text:p text:style-name="Standard">***** <text:span text:style-name="T15">the mud monster tries to hit all the members of the team each turn (inflicts 6,84 to eac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tserrat" svg:font-family="Montserrat, Tahoma, Meiryo, arial, sans-serif"/>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5:52:50.95</meta:creation-date>
    <dc:date>2019-01-09T23:40:52.176000000</dc:date>
    <meta:editing-duration>PT25M24S</meta:editing-duration>
    <meta:editing-cycles>5</meta:editing-cycles>
    <meta:generator>LibreOffice/6.1.2.1$Windows_X86_64 LibreOffice_project/65905a128db06ba48db947242809d14d3f9a93fe</meta:generator>
    <meta:document-statistic meta:table-count="1" meta:image-count="0" meta:object-count="3" meta:page-count="1" meta:paragraph-count="126" meta:word-count="378" meta:character-count="1970" meta:non-whitespace-character-count="1696"/>
  </office:meta>
</office:document-meta>
</file>

<file path=Object 1/content.xml><?xml version="1.0" encoding="utf-8"?>
<math xmlns="http://www.w3.org/1998/Math/MathML" display="block">
  <semantics>
    <mrow>
      <mi mathvariant="italic">DPT</mi>
      <mrow>
        <mrow>
          <mo fence="true" stretchy="false">(</mo>
          <mrow>
            <mrow>
              <mi mathvariant="italic">Team</mi>
              <mn>1</mn>
              <mi>,</mi>
              <mi mathvariant="italic">Team</mi>
              <mn>2</mn>
            </mrow>
          </mrow>
          <mo fence="true" stretchy="false">)</mo>
        </mrow>
        <mo stretchy="false">=</mo>
        <mrow>
          <munderover>
            <mo stretchy="false">∑</mo>
            <mrow>
              <mi>i</mi>
              <mo stretchy="false">=</mo>
              <mn>1</mn>
            </mrow>
            <mi>k</mi>
          </munderover>
          <mrow>
            <mo fence="true" stretchy="false">(</mo>
            <mrow>
              <mrow>
                <mi>E</mi>
                <mrow>
                  <mrow>
                    <mo fence="true" stretchy="false">[</mo>
                    <mrow>
                      <msub>
                        <mi mathvariant="italic">Dmg</mi>
                        <mi>i</mi>
                      </msub>
                    </mrow>
                    <mo fence="true" stretchy="false">]</mo>
                  </mrow>
                  <mo stretchy="false">⋅</mo>
                  <mfrac>
                    <mn>1</mn>
                    <mi>h</mi>
                  </mfrac>
                </mrow>
                <mrow>
                  <munderover>
                    <mo stretchy="false">∑</mo>
                    <mrow>
                      <mi>j</mi>
                      <mo stretchy="false">=</mo>
                      <mn>1</mn>
                    </mrow>
                    <mi>h</mi>
                  </munderover>
                  <mrow>
                    <mi>P</mi>
                    <mrow>
                      <mo fence="true" stretchy="false">(</mo>
                      <mrow>
                        <mrow>
                          <mn>1</mn>
                          <mi>d</mi>
                          <mrow>
                            <mn>20</mn>
                            <mo stretchy="false">&gt;</mo>
                            <mi mathvariant="italic">THAC</mi>
                          </mrow>
                          <mrow>
                            <msub>
                              <mn>0</mn>
                              <mi>i</mi>
                            </msub>
                            <mo stretchy="false">−</mo>
                            <msub>
                              <mi mathvariant="italic">CA</mi>
                              <mi>j</mi>
                            </msub>
                          </mrow>
                        </mrow>
                      </mrow>
                      <mo fence="true" stretchy="false">)</mo>
                    </mrow>
                  </mrow>
                </mrow>
              </mrow>
            </mrow>
            <mo fence="true" stretchy="false">)</mo>
          </mrow>
        </mrow>
      </mrow>
    </mrow>
    <annotation encoding="StarMath 5.0">DPT ( Team1,Team2) = sum from { { i = 1 } } to { k } {(E[Dmg_{i}]  cdot {1 over h} sum from { { j = 1 } } to { h }{P(1d20&gt;THAC0_{i}-CA_{j}) })}</annotation>
  </semantics>
</math>
</file>

<file path=Object 2/content.xml><?xml version="1.0" encoding="utf-8"?>
<math xmlns="http://www.w3.org/1998/Math/MathML" display="block">
  <semantics>
    <mrow>
      <mfrac>
        <mrow>
          <mi mathvariant="italic">DPT</mi>
          <mrow>
            <mo fence="true" stretchy="false">(</mo>
            <mrow>
              <mrow>
                <mi mathvariant="italic">Team</mi>
                <mi>,</mi>
                <mi mathvariant="italic">Enemies</mi>
              </mrow>
            </mrow>
            <mo fence="true" stretchy="false">)</mo>
          </mrow>
        </mrow>
        <msub>
          <mi mathvariant="italic">HP</mi>
          <mi mathvariant="italic">enemies</mi>
        </msub>
      </mfrac>
      <mo stretchy="false">−</mo>
      <mfrac>
        <mrow>
          <mi mathvariant="italic">DPT</mi>
          <mrow>
            <mo fence="true" stretchy="false">(</mo>
            <mrow>
              <mrow>
                <mi mathvariant="italic">Enemies</mi>
                <mi>,</mi>
                <mi mathvariant="italic">Team</mi>
              </mrow>
            </mrow>
            <mo fence="true" stretchy="false">)</mo>
          </mrow>
        </mrow>
        <msub>
          <mi mathvariant="italic">HP</mi>
          <mi mathvariant="italic">Team</mi>
        </msub>
      </mfrac>
    </mrow>
    <annotation encoding="StarMath 5.0">{DPT( Team , Enemies )} over HP_{ enemies }-{DPT( Enemies , Team )} over HP_{ Team }</annotation>
  </semantics>
</math>
</file>

<file path=Object 3/content.xml><?xml version="1.0" encoding="utf-8"?>
<math xmlns="http://www.w3.org/1998/Math/MathML" display="block">
  <semantics>
    <mfrac>
      <mrow>
        <mrow>
          <mn>.</mn>
          <mo stretchy="false">&lt;</mo>
          <mn>0</mn>
        </mrow>
        <mi mathvariant="italic">the</mi>
        <mi mathvariant="italic">team</mi>
        <mi mathvariant="italic">is</mi>
        <mi mathvariant="italic">at</mi>
        <mi>a</mi>
        <mi mathvariant="italic">disadvantage</mi>
      </mrow>
      <mrow>
        <mrow>
          <mn>.</mn>
          <mo stretchy="false">&gt;</mo>
          <mn>0</mn>
        </mrow>
        <mi mathvariant="italic">the</mi>
        <mi mathvariant="italic">team</mi>
        <mi mathvariant="italic">have</mi>
        <mi mathvariant="italic">the</mi>
        <mi mathvariant="italic">advantage</mi>
      </mrow>
    </mfrac>
    <annotation encoding="StarMath 5.0"> { .&lt;  0 the team is at a disadvantage} over{ .&gt;  0 the team have the advantage }</annotation>
  </semantics>
</math>
</file>